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3cafe4"/>
    </style:style>
    <style:style style:name="gr2" style:family="graphic" style:parent-style-name="standard">
      <style:graphic-properties draw:stroke="none" svg:stroke-width="0.001cm" draw:fill-color="#aed7e7"/>
    </style:style>
    <style:style style:name="gr3" style:family="graphic" style:parent-style-name="standard">
      <style:graphic-properties draw:stroke="none" svg:stroke-width="0.001cm" draw:fill-color="#077cae"/>
    </style:style>
    <style:style style:name="gr4" style:family="graphic" style:parent-style-name="standard">
      <style:graphic-properties draw:stroke="none" svg:stroke-width="0.001cm" draw:fill-color="#104f6e"/>
    </style:style>
    <style:style style:name="gr5" style:family="graphic" style:parent-style-name="standard">
      <style:graphic-properties draw:stroke="none" svg:stroke-width="0.001cm" draw:fill-color="#131516"/>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d9322c"/>
    </style:style>
    <style:style style:name="gr8" style:family="graphic" style:parent-style-name="standard">
      <style:graphic-properties draw:stroke="none" svg:stroke-width="0.001cm" draw:fill-color="#db412e"/>
    </style:style>
    <style:style style:name="gr9" style:family="graphic" style:parent-style-name="standard">
      <style:graphic-properties draw:stroke="none" svg:stroke-width="0.001cm" draw:fill-color="#dd4d2e"/>
    </style:style>
    <style:style style:name="gr10" style:family="graphic" style:parent-style-name="standard">
      <style:graphic-properties draw:stroke="none" svg:stroke-width="0.001cm" draw:fill-color="#df5830"/>
    </style:style>
    <style:style style:name="gr11" style:family="graphic" style:parent-style-name="standard">
      <style:graphic-properties draw:stroke="none" svg:stroke-width="0.001cm" draw:fill-color="#df6230"/>
    </style:style>
    <style:style style:name="gr12" style:family="graphic" style:parent-style-name="standard">
      <style:graphic-properties draw:stroke="none" svg:stroke-width="0.001cm" draw:fill-color="#e16d30"/>
    </style:style>
    <style:style style:name="gr13" style:family="graphic" style:parent-style-name="standard">
      <style:graphic-properties draw:stroke="none" svg:stroke-width="0.001cm" draw:fill-color="#e37730"/>
    </style:style>
    <style:style style:name="gr14" style:family="graphic" style:parent-style-name="standard">
      <style:graphic-properties draw:stroke="none" svg:stroke-width="0.001cm" draw:fill-color="#e38032"/>
    </style:style>
    <style:style style:name="gr15" style:family="graphic" style:parent-style-name="standard">
      <style:graphic-properties draw:stroke="none" svg:stroke-width="0.001cm" draw:fill-color="#e78b33"/>
    </style:style>
    <style:style style:name="gr16" style:family="graphic" style:parent-style-name="standard">
      <style:graphic-properties draw:stroke="none" svg:stroke-width="0.001cm" draw:fill-color="#e89434"/>
    </style:style>
    <style:style style:name="gr17" style:family="graphic" style:parent-style-name="standard">
      <style:graphic-properties draw:stroke="none" svg:stroke-width="0.001cm" draw:fill-color="#e9a036"/>
    </style:style>
    <style:style style:name="gr18" style:family="graphic" style:parent-style-name="standard">
      <style:graphic-properties draw:stroke="none" svg:stroke-width="0.001cm" draw:fill-color="#ebab32"/>
    </style:style>
    <style:style style:name="gr19" style:family="graphic" style:parent-style-name="standard">
      <style:graphic-properties draw:stroke="none" svg:stroke-width="0.001cm" draw:fill-color="#eeb62a"/>
    </style:style>
    <style:style style:name="gr20" style:family="graphic" style:parent-style-name="standard">
      <style:graphic-properties draw:stroke="none" svg:stroke-width="0.001cm" draw:fill-color="#f0c422"/>
    </style:style>
    <style:style style:name="gr21" style:family="graphic" style:parent-style-name="standard">
      <style:graphic-properties draw:stroke="none" svg:stroke-width="0.001cm" draw:fill-color="#f1cf19"/>
    </style:style>
    <style:style style:name="gr22" style:family="graphic" style:parent-style-name="standard">
      <style:graphic-properties draw:stroke="none" svg:stroke-width="0.001cm" draw:fill-color="#f4df00"/>
    </style:style>
    <style:style style:name="gr23" style:family="graphic" style:parent-style-name="standard">
      <style:graphic-properties draw:stroke="none" svg:stroke-width="0.001cm" draw:fill-color="#f5ee00"/>
    </style:style>
    <style:style style:name="gr24" style:family="graphic" style:parent-style-name="standard">
      <style:graphic-properties draw:stroke="none" svg:stroke-width="0.001cm" draw:fill-color="#e0e617"/>
    </style:style>
    <style:style style:name="gr25" style:family="graphic" style:parent-style-name="standard">
      <style:graphic-properties draw:stroke="none" svg:stroke-width="0.001cm" draw:fill-color="#c9dd2a"/>
    </style:style>
    <style:style style:name="gr26" style:family="graphic" style:parent-style-name="standard">
      <style:graphic-properties draw:stroke="none" svg:stroke-width="0.001cm" draw:fill-color="#bad630"/>
    </style:style>
    <style:style style:name="gr27" style:family="graphic" style:parent-style-name="standard">
      <style:graphic-properties draw:stroke="none" svg:stroke-width="0.001cm" draw:fill-color="#a7cf37"/>
    </style:style>
    <style:style style:name="gr28" style:family="graphic" style:parent-style-name="standard">
      <style:graphic-properties draw:stroke="none" svg:stroke-width="0.001cm" draw:fill-color="#97c93a"/>
    </style:style>
    <style:style style:name="gr29" style:family="graphic" style:parent-style-name="standard">
      <style:graphic-properties draw:stroke="none" svg:stroke-width="0.001cm" draw:fill-color="#88c33d"/>
    </style:style>
    <style:style style:name="gr30" style:family="graphic" style:parent-style-name="standard">
      <style:graphic-properties draw:stroke="none" svg:stroke-width="0.001cm" draw:fill-color="#78bd3f"/>
    </style:style>
    <style:style style:name="gr31" style:family="graphic" style:parent-style-name="standard">
      <style:graphic-properties draw:stroke="none" svg:stroke-width="0.001cm" draw:fill-color="#69b840"/>
    </style:style>
    <style:style style:name="gr32" style:family="graphic" style:parent-style-name="standard">
      <style:graphic-properties draw:stroke="none" svg:stroke-width="0.001cm" draw:fill-color="#57b340"/>
    </style:style>
    <style:style style:name="gr33" style:family="graphic" style:parent-style-name="standard">
      <style:graphic-properties draw:stroke="none" svg:stroke-width="0.001cm" draw:fill-color="#44ae42"/>
    </style:style>
    <style:style style:name="gr34" style:family="graphic" style:parent-style-name="standard">
      <style:graphic-properties draw:stroke="none" svg:stroke-width="0.001cm" draw:fill-color="#2aaa43"/>
    </style:style>
    <style:style style:name="gr35" style:family="graphic" style:parent-style-name="standard">
      <style:graphic-properties draw:stroke="none" svg:stroke-width="0.001cm" draw:fill-color="#00a543"/>
    </style:style>
    <style:style style:name="gr36" style:family="graphic" style:parent-style-name="standard">
      <style:graphic-properties draw:stroke="none" svg:stroke-width="0.001cm" draw:fill-color="#00a142"/>
    </style:style>
    <style:style style:name="gr37" style:family="graphic" style:parent-style-name="standard">
      <style:graphic-properties draw:stroke="none" svg:stroke-width="0.001cm" draw:fill-color="#009c42"/>
    </style:style>
    <style:style style:name="gr38" style:family="graphic" style:parent-style-name="standard">
      <style:graphic-properties draw:stroke="none" svg:stroke-width="0.001cm" draw:fill-color="#009847"/>
    </style:style>
    <style:style style:name="gr39" style:family="graphic" style:parent-style-name="standard">
      <style:graphic-properties draw:stroke="none" svg:stroke-width="0.001cm" draw:fill-color="#009151"/>
    </style:style>
    <style:style style:name="gr40" style:family="graphic" style:parent-style-name="standard">
      <style:graphic-properties draw:stroke="none" svg:stroke-width="0.001cm" draw:fill-color="#008a58"/>
    </style:style>
    <style:style style:name="gr41" style:family="graphic" style:parent-style-name="standard">
      <style:graphic-properties draw:stroke="none" svg:stroke-width="0.001cm" draw:fill-color="#008460"/>
    </style:style>
    <style:style style:name="gr42" style:family="graphic" style:parent-style-name="standard">
      <style:graphic-properties draw:stroke="none" svg:stroke-width="0.001cm" draw:fill-color="#007e64"/>
    </style:style>
    <style:style style:name="gr43" style:family="graphic" style:parent-style-name="standard">
      <style:graphic-properties draw:stroke="none" svg:stroke-width="0.001cm" draw:fill-color="#00776a"/>
    </style:style>
    <style:style style:name="gr44" style:family="graphic" style:parent-style-name="standard">
      <style:graphic-properties draw:stroke="none" svg:stroke-width="0.001cm" draw:fill-color="#00726e"/>
    </style:style>
    <style:style style:name="gr45" style:family="graphic" style:parent-style-name="standard">
      <style:graphic-properties draw:stroke="none" svg:stroke-width="0.001cm" draw:fill-color="#006a71"/>
    </style:style>
    <style:style style:name="gr46" style:family="graphic" style:parent-style-name="standard">
      <style:graphic-properties draw:stroke="none" svg:stroke-width="0.001cm" draw:fill-color="#006574"/>
    </style:style>
    <style:style style:name="gr47" style:family="graphic" style:parent-style-name="standard">
      <style:graphic-properties draw:stroke="none" svg:stroke-width="0.001cm" draw:fill-color="#0c5e76"/>
    </style:style>
    <style:style style:name="gr48" style:family="graphic" style:parent-style-name="standard">
      <style:graphic-properties draw:stroke="none" svg:stroke-width="0.001cm" draw:fill-color="#175778"/>
    </style:style>
    <style:style style:name="gr49" style:family="graphic" style:parent-style-name="standard">
      <style:graphic-properties draw:stroke="none" svg:stroke-width="0.001cm" draw:fill-color="#1f5179"/>
    </style:style>
    <style:style style:name="gr50" style:family="graphic" style:parent-style-name="standard">
      <style:graphic-properties draw:stroke="none" svg:stroke-width="0.001cm" draw:fill-color="#264a7b"/>
    </style:style>
    <style:style style:name="gr51" style:family="graphic" style:parent-style-name="standard">
      <style:graphic-properties draw:stroke="none" svg:stroke-width="0.001cm" draw:fill-color="#29437b"/>
    </style:style>
    <style:style style:name="gr52" style:family="graphic" style:parent-style-name="standard">
      <style:graphic-properties draw:stroke="none" svg:stroke-width="0.001cm" draw:fill-color="#2d3b7b"/>
    </style:style>
    <style:style style:name="gr53" style:family="graphic" style:parent-style-name="standard">
      <style:graphic-properties draw:stroke="none" svg:stroke-width="0.001cm" draw:fill-color="#312778"/>
    </style:style>
  </office:automatic-styles>
  <office:body>
    <office:drawing>
      <draw:page draw:name="page1" draw:style-name="dp1" draw:master-page-name="Default">
        <draw:g>
          <draw:glue-point draw:id="4" svg:x="-2.869cm" svg:y="-5cm"/>
          <draw:glue-point draw:id="5" svg:x="2.807cm" svg:y="-5cm"/>
          <draw:glue-point draw:id="6" svg:x="-0.031cm" svg:y="-5cm"/>
          <draw:glue-point draw:id="7" svg:x="-2.882cm" svg:y="5cm"/>
          <draw:glue-point draw:id="8" svg:x="2.881cm" svg:y="5cm"/>
          <draw:glue-point draw:id="9" svg:x="-0.001cm" svg:y="5cm"/>
          <draw:glue-point draw:id="10" svg:x="-5cm" svg:y="-2.443cm"/>
          <draw:glue-point draw:id="11" svg:x="-5cm" svg:y="1.816cm"/>
          <draw:glue-point draw:id="12" svg:x="-5cm" svg:y="-0.314cm"/>
          <draw:glue-point draw:id="13" svg:x="5cm" svg:y="-2.443cm"/>
          <draw:glue-point draw:id="14" svg:x="5cm" svg:y="2.016cm"/>
          <draw:glue-point draw:id="15" svg:x="5cm" svg:y="-0.214cm"/>
          <draw:glue-point draw:id="16" svg:x="-0.008cm" svg:y="-0.132cm"/>
          <draw:polygon draw:style-name="gr1" draw:layer="layout" svg:width="3.293cm" svg:height="1.105cm" svg:x="0.016cm" svg:y="0.01cm" svg:viewBox="0 0 3294 1106" draw:points="698,1106 0,522 698,0 2575,0 3294,522 2595,1106">
            <text:p/>
          </draw:polygon>
          <draw:polygon draw:style-name="gr2" draw:layer="layout" svg:width="0.721cm" svg:height="0.598cm" svg:x="0cm" svg:y="0.524cm" svg:viewBox="0 0 722 599" draw:points="10,0 9,15 709,599 722,582 22,0 10,0 0,7 9,15">
            <text:p/>
          </draw:polygon>
          <draw:polygon draw:style-name="gr2" draw:layer="layout" svg:width="0.711cm" svg:height="0.54cm" svg:x="0.01cm" svg:y="0cm" svg:viewBox="0 0 712 541" draw:points="705,0 699,2 0,525 12,541 712,18 705,0 702,0 699,2">
            <text:p/>
          </draw:polygon>
          <draw:polygon draw:style-name="gr2" draw:layer="layout" svg:width="1.882cm" svg:height="0.02cm" svg:x="0.714cm" svg:y="0cm" svg:viewBox="0 0 1883 21" draw:points="1883,1 1877,0 0,0 0,21 1877,21 1883,1 1881,0 1877,0">
            <text:p/>
          </draw:polygon>
          <draw:polygon draw:style-name="gr2" draw:layer="layout" svg:width="0.74cm" svg:height="0.538cm" svg:x="2.585cm" svg:y="0.002cm" svg:viewBox="0 0 741 539" draw:points="731,539 731,523 11,0 0,16 719,539 731,539 741,530 731,523">
            <text:p/>
          </draw:polygon>
          <draw:polygon draw:style-name="gr2" draw:layer="layout" svg:width="0.712cm" svg:height="0.6cm" svg:x="2.604cm" svg:y="0.524cm" svg:viewBox="0 0 713 601" draw:points="6,601 12,599 713,15 699,0 0,583 6,601 9,601 12,599">
            <text:p/>
          </draw:polygon>
          <draw:polygon draw:style-name="gr2" draw:layer="layout" svg:width="1.902cm" svg:height="0.019cm" svg:x="0.708cm" svg:y="1.105cm" svg:viewBox="0 0 1903 20" draw:points="0,18 5,20 1903,20 1903,0 5,0 0,18 2,20 5,20">
            <text:p/>
          </draw:polygon>
          <draw:polygon draw:style-name="gr3" draw:layer="layout" svg:width="1.897cm" svg:height="0.863cm" svg:x="0.714cm" svg:y="1.115cm" svg:viewBox="0 0 1898 864" draw:points="0,0 0,864 1898,864 1898,0">
            <text:p/>
          </draw:polygon>
          <draw:polygon draw:style-name="gr2" draw:layer="layout" svg:width="0.02cm" svg:height="0.873cm" svg:x="0.704cm" svg:y="1.115cm" svg:viewBox="0 0 21 874" draw:points="10,874 21,863 21,0 0,0 0,863 10,874 0,863 0,874">
            <text:p/>
          </draw:polygon>
          <draw:polygon draw:style-name="gr2" draw:layer="layout" svg:width="1.907cm" svg:height="0.02cm" svg:x="0.714cm" svg:y="1.968cm" svg:viewBox="0 0 1908 21" draw:points="1908,10 1898,0 0,0 0,21 1898,21 1908,10 1898,21 1908,21">
            <text:p/>
          </draw:polygon>
          <draw:polygon draw:style-name="gr2" draw:layer="layout" svg:width="0.02cm" svg:height="0.873cm" svg:x="2.601cm" svg:y="1.105cm" svg:viewBox="0 0 21 874" draw:points="10,0 0,10 0,874 21,874 21,10 10,0 21,10 21,0">
            <text:p/>
          </draw:polygon>
          <draw:polygon draw:style-name="gr2" draw:layer="layout" svg:width="1.906cm" svg:height="0.019cm" svg:x="0.704cm" svg:y="1.105cm" svg:viewBox="0 0 1907 20" draw:points="0,10 9,20 1907,20 1907,0 9,0 0,10 9,0 0,0">
            <text:p/>
          </draw:polygon>
          <draw:polygon draw:style-name="gr4" draw:layer="layout" svg:width="0.698cm" svg:height="1.446cm" svg:x="2.61cm" svg:y="0.532cm" svg:viewBox="0 0 699 1447" draw:points="0,583 0,1447 699,864 699,0">
            <text:p/>
          </draw:polygon>
          <draw:polygon draw:style-name="gr2" draw:layer="layout" svg:width="0.02cm" svg:height="0.885cm" svg:x="2.601cm" svg:y="1.115cm" svg:viewBox="0 0 21 886" draw:points="17,872 21,863 21,0 0,0 0,863 17,872 0,863 0,886">
            <text:p/>
          </draw:polygon>
          <draw:polygon draw:style-name="gr2" draw:layer="layout" svg:width="0.715cm" svg:height="0.598cm" svg:x="2.604cm" svg:y="1.388cm" svg:viewBox="0 0 716 599" draw:points="716,7 699,0 0,583 12,599 712,14 716,7 712,14 716,12">
            <text:p/>
          </draw:polygon>
          <draw:polygon draw:style-name="gr2" draw:layer="layout" svg:width="0.02cm" svg:height="0.885cm" svg:x="3.299cm" svg:y="0.511cm" svg:viewBox="0 0 21 886" draw:points="3,12 0,20 0,886 21,886 21,20 3,12 21,20 21,0">
            <text:p/>
          </draw:polygon>
          <draw:polygon draw:style-name="gr2" draw:layer="layout" svg:width="0.715cm" svg:height="0.598cm" svg:x="2.601cm" svg:y="0.524cm" svg:viewBox="0 0 716 599" draw:points="0,591 16,599 716,15 702,0 3,582 0,591 3,582 0,586">
            <text:p/>
          </draw:polygon>
          <draw:polygon draw:style-name="gr1" draw:layer="layout" svg:width="0.698cm" svg:height="1.446cm" svg:x="0.016cm" svg:y="0.532cm" svg:viewBox="0 0 699 1447" draw:points="699,583 699,1447 0,824 0,0">
            <text:p/>
          </draw:polygon>
          <draw:polygon draw:style-name="gr2" draw:layer="layout" svg:width="0.02cm" svg:height="0.885cm" svg:x="0.704cm" svg:y="1.115cm" svg:viewBox="0 0 21 886" draw:points="4,871 21,863 21,0 0,0 0,863 4,871 21,886 21,863">
            <text:p/>
          </draw:polygon>
          <draw:polygon draw:style-name="gr2" draw:layer="layout" svg:width="0.715cm" svg:height="0.637cm" svg:x="0.006cm" svg:y="1.348cm" svg:viewBox="0 0 716 638" draw:points="0,7 3,14 703,638 716,623 16,0 0,7 0,12 3,14">
            <text:p/>
          </draw:polygon>
          <draw:polygon draw:style-name="gr2" draw:layer="layout" svg:width="0.02cm" svg:height="0.845cm" svg:x="0.006cm" svg:y="0.511cm" svg:viewBox="0 0 21 846" draw:points="17,12 0,20 0,846 21,846 21,20 17,12 0,0 0,20">
            <text:p/>
          </draw:polygon>
          <draw:polygon draw:style-name="gr2" draw:layer="layout" svg:width="0.715cm" svg:height="0.598cm" svg:x="0.01cm" svg:y="0.524cm" svg:viewBox="0 0 716 599" draw:points="716,591 712,582 12,0 0,15 699,599 716,591 716,586 712,582">
            <text:p/>
          </draw:polygon>
          <draw:polygon draw:style-name="gr5" draw:layer="layout" svg:width="1.521cm" svg:height="0.06cm" svg:x="0.875cm" svg:y="0.547cm" svg:viewBox="0 0 1522 61" draw:points="0,61 1522,61 1522,0 0,0">
            <text:p/>
          </draw:polygon>
          <draw:polygon draw:style-name="gr5" draw:layer="layout" svg:width="0.391cm" svg:height="0.06cm" svg:x="0.896cm" svg:y="0.157cm" svg:viewBox="0 0 392 61" draw:points="392,8 370,0 0,0 0,61 370,61 392,8 383,0 370,0">
            <text:p/>
          </draw:polygon>
          <draw:polygon draw:style-name="gr5" draw:layer="layout" svg:width="0.823cm" svg:height="0.844cm" svg:x="1.245cm" svg:y="0.166cm" svg:viewBox="0 0 824 845" draw:points="802,845 824,793 42,0 0,42 782,835 802,845 782,835 790,845">
            <text:p/>
          </draw:polygon>
          <draw:polygon draw:style-name="gr5" draw:layer="layout" svg:width="0.329cm" svg:height="0.061cm" svg:x="2.046cm" svg:y="0.949cm" svg:viewBox="0 0 330 62" draw:points="330,0 0,0 0,62 330,62">
            <text:p/>
          </draw:polygon>
          <draw:polygon draw:style-name="gr5" draw:layer="layout" svg:width="0.35cm" svg:height="0.06cm" svg:x="2.026cm" svg:y="0.157cm" svg:viewBox="0 0 351 61" draw:points="0,8 20,61 351,61 351,0 20,0 0,8 20,0 8,0">
            <text:p/>
          </draw:polygon>
          <draw:polygon draw:style-name="gr5" draw:layer="layout" svg:width="0.823cm" svg:height="0.844cm" svg:x="1.245cm" svg:y="0.166cm" svg:viewBox="0 0 824 845" draw:points="21,845 42,835 824,42 782,0 0,793 21,845 34,845 42,835">
            <text:p/>
          </draw:polygon>
          <draw:polygon draw:style-name="gr5" draw:layer="layout" svg:width="0.37cm" svg:height="0.061cm" svg:x="0.896cm" svg:y="0.949cm" svg:viewBox="0 0 371 62" draw:points="0,62 371,62 371,0 0,0">
            <text:p/>
          </draw:polygon>
          <draw:polygon draw:style-name="gr5" draw:layer="layout" svg:width="0.06cm" svg:height="0.876cm" svg:x="1.621cm" svg:y="0.145cm" svg:viewBox="0 0 61 877" draw:points="61,877 61,0 0,0 0,877">
            <text:p/>
          </draw:polygon>
          <draw:polygon draw:style-name="gr6" draw:layer="layout" svg:width="1.52cm" svg:height="0.06cm" svg:x="0.863cm" svg:y="0.534cm" svg:viewBox="0 0 1521 61" draw:points="0,61 1521,61 1521,0 0,0">
            <text:p/>
          </draw:polygon>
          <draw:polygon draw:style-name="gr6" draw:layer="layout" svg:width="0.391cm" svg:height="0.06cm" svg:x="0.883cm" svg:y="0.145cm" svg:viewBox="0 0 392 61" draw:points="392,8 371,0 0,0 0,61 371,61 392,8 383,0 371,0">
            <text:p/>
          </draw:polygon>
          <draw:polygon draw:style-name="gr6" draw:layer="layout" svg:width="0.823cm" svg:height="0.843cm" svg:x="1.232cm" svg:y="0.154cm" svg:viewBox="0 0 824 844" draw:points="802,844 824,792 42,0 0,42 781,835 802,844 781,835 790,844">
            <text:p/>
          </draw:polygon>
          <draw:polygon draw:style-name="gr6" draw:layer="layout" svg:width="0.329cm" svg:height="0.06cm" svg:x="2.034cm" svg:y="0.938cm" svg:viewBox="0 0 330 61" draw:points="330,0 0,0 0,61 330,61">
            <text:p/>
          </draw:polygon>
          <draw:polygon draw:style-name="gr6" draw:layer="layout" svg:width="0.35cm" svg:height="0.06cm" svg:x="2.012cm" svg:y="0.145cm" svg:viewBox="0 0 351 61" draw:points="0,8 21,61 351,61 351,0 21,0 0,8 21,0 9,0">
            <text:p/>
          </draw:polygon>
          <draw:polygon draw:style-name="gr6" draw:layer="layout" svg:width="0.823cm" svg:height="0.843cm" svg:x="1.232cm" svg:y="0.154cm" svg:viewBox="0 0 824 844" draw:points="21,844 42,835 824,42 781,0 0,792 21,844 33,844 42,835">
            <text:p/>
          </draw:polygon>
          <draw:polygon draw:style-name="gr6" draw:layer="layout" svg:width="0.37cm" svg:height="0.06cm" svg:x="0.883cm" svg:y="0.938cm" svg:viewBox="0 0 371 61" draw:points="0,61 371,61 371,0 0,0">
            <text:p/>
          </draw:polygon>
          <draw:polygon draw:style-name="gr6" draw:layer="layout" svg:width="0.06cm" svg:height="0.875cm" svg:x="1.608cm" svg:y="0.133cm" svg:viewBox="0 0 61 876" draw:points="61,876 61,0 0,0 0,876">
            <text:p/>
          </draw:polygon>
          <draw:polygon draw:style-name="gr5" draw:layer="layout" svg:width="1.007cm" svg:height="0.785cm" svg:x="1.168cm" svg:y="1.151cm" svg:viewBox="0 0 1008 786" draw:points="209,595 445,595 445,674 389,674 500,786 610,674 558,674 558,593 692,595 756,595 800,594 800,452 896,452 896,509 1008,398 896,287 896,338 796,338 796,191 796,189 760,189 556,189 556,110 612,110 502,0 392,110 443,110 443,192 369,192 369,191 208,191 208,334 110,334 110,276 0,387 110,498 110,447 210,447">
            <text:p/>
          </draw:polygon>
          <draw:polygon draw:style-name="gr7" draw:layer="layout" svg:width="0.018cm" svg:height="0.036cm" svg:x="1.159cm" svg:y="1.509cm" svg:viewBox="0 0 19 37" draw:points="19,0 19,37 0,18">
            <text:p/>
          </draw:polygon>
          <draw:polygon draw:style-name="gr8" draw:layer="layout" svg:width="0.02cm" svg:height="0.057cm" svg:x="1.167cm" svg:y="1.499cm" svg:viewBox="0 0 21 58" draw:points="0,37 0,21 21,0 21,58">
            <text:p/>
          </draw:polygon>
          <draw:polygon draw:style-name="gr9" draw:layer="layout" svg:width="0.02cm" svg:height="0.078cm" svg:x="1.177cm" svg:y="1.488cm" svg:viewBox="0 0 21 79" draw:points="0,57 0,20 21,0 21,79">
            <text:p/>
          </draw:polygon>
          <draw:polygon draw:style-name="gr10" draw:layer="layout" svg:width="0.02cm" svg:height="0.097cm" svg:x="1.187cm" svg:y="1.478cm" svg:viewBox="0 0 21 98" draw:points="0,77 0,20 21,0 21,98">
            <text:p/>
          </draw:polygon>
          <draw:polygon draw:style-name="gr11" draw:layer="layout" svg:width="0.02cm" svg:height="0.117cm" svg:x="1.197cm" svg:y="1.468cm" svg:viewBox="0 0 21 118" draw:points="0,97 0,20 21,0 21,118">
            <text:p/>
          </draw:polygon>
          <draw:polygon draw:style-name="gr12" draw:layer="layout" svg:width="0.02cm" svg:height="0.139cm" svg:x="1.207cm" svg:y="1.458cm" svg:viewBox="0 0 21 140" draw:points="0,119 0,20 21,0 21,140">
            <text:p/>
          </draw:polygon>
          <draw:polygon draw:style-name="gr13" draw:layer="layout" svg:width="0.02cm" svg:height="0.159cm" svg:x="1.218cm" svg:y="1.447cm" svg:viewBox="0 0 21 160" draw:points="0,139 0,20 21,0 21,160">
            <text:p/>
          </draw:polygon>
          <draw:polygon draw:style-name="gr14" draw:layer="layout" svg:width="0.021cm" svg:height="0.179cm" svg:x="1.228cm" svg:y="1.437cm" svg:viewBox="0 0 22 180" draw:points="0,159 0,20 22,0 22,180">
            <text:p/>
          </draw:polygon>
          <draw:polygon draw:style-name="gr15" draw:layer="layout" svg:width="0.02cm" svg:height="0.2cm" svg:x="1.238cm" svg:y="1.427cm" svg:viewBox="0 0 21 201" draw:points="0,180 0,20 21,0 21,201">
            <text:p/>
          </draw:polygon>
          <draw:polygon draw:style-name="gr16" draw:layer="layout" svg:width="0.02cm" svg:height="0.221cm" svg:x="1.249cm" svg:y="1.417cm" svg:viewBox="0 0 21 222" draw:points="0,201 0,20 21,0 21,222">
            <text:p/>
          </draw:polygon>
          <draw:polygon draw:style-name="gr17" draw:layer="layout" svg:width="0.02cm" svg:height="0.222cm" svg:x="1.258cm" svg:y="1.416cm" svg:viewBox="0 0 21 223" draw:points="0,212 0,11 10,0 10,57 21,57 21,170 10,170 10,223">
            <text:p/>
          </draw:polygon>
          <draw:polygon draw:style-name="gr18" draw:layer="layout" svg:width="0.02cm" svg:height="0.222cm" svg:x="1.269cm" svg:y="1.416cm" svg:viewBox="0 0 21 223" draw:points="0,222 0,0 0,0 0,57 21,57 21,170 0,170 0,223">
            <text:p/>
          </draw:polygon>
          <draw:polygon draw:style-name="gr19" draw:layer="layout" svg:width="0.02cm" svg:height="0.113cm" svg:x="1.279cm" svg:y="1.473cm" svg:viewBox="0 0 21 114" draw:points="0,114 0,0 21,0 21,114">
            <text:p/>
          </draw:polygon>
          <draw:polygon draw:style-name="gr20" draw:layer="layout" svg:width="0.02cm" svg:height="0.113cm" svg:x="1.289cm" svg:y="1.473cm" svg:viewBox="0 0 21 114" draw:points="0,114 0,0 21,0 21,114">
            <text:p/>
          </draw:polygon>
          <draw:polygon draw:style-name="gr21" draw:layer="layout" svg:width="0.02cm" svg:height="0.113cm" svg:x="1.299cm" svg:y="1.473cm" svg:viewBox="0 0 21 114" draw:points="0,114 0,0 21,0 21,114">
            <text:p/>
          </draw:polygon>
          <draw:polygon draw:style-name="gr22" draw:layer="layout" svg:width="0.021cm" svg:height="0.113cm" svg:x="1.31cm" svg:y="1.473cm" svg:viewBox="0 0 22 114" draw:points="0,114 0,0 22,0 22,114">
            <text:p/>
          </draw:polygon>
          <draw:polygon draw:style-name="gr23" draw:layer="layout" svg:width="0.021cm" svg:height="0.113cm" svg:x="1.32cm" svg:y="1.473cm" svg:viewBox="0 0 22 114" draw:points="0,114 0,0 22,0 22,114">
            <text:p/>
          </draw:polygon>
          <draw:polygon draw:style-name="gr23" draw:layer="layout" svg:width="0.02cm" svg:height="0.113cm" svg:x="1.33cm" svg:y="1.473cm" svg:viewBox="0 0 21 114" draw:points="0,114 0,0 21,0 21,114">
            <text:p/>
          </draw:polygon>
          <draw:polygon draw:style-name="gr23" draw:layer="layout" svg:width="0.02cm" svg:height="0.113cm" svg:x="1.34cm" svg:y="1.473cm" svg:viewBox="0 0 21 114" draw:points="0,114 0,0 21,0 21,114">
            <text:p/>
          </draw:polygon>
          <draw:polygon draw:style-name="gr23" draw:layer="layout" svg:width="0.02cm" svg:height="0.404cm" svg:x="1.351cm" svg:y="1.331cm" svg:viewBox="0 0 21 405" draw:points="0,255 0,142 16,142 16,0 21,0 21,405 18,405 18,255">
            <text:p/>
          </draw:polygon>
          <draw:polygon draw:style-name="gr24" draw:layer="layout" svg:width="0.02cm" svg:height="0.404cm" svg:x="1.361cm" svg:y="1.331cm" svg:viewBox="0 0 21 405" draw:points="0,255 0,142 6,142 6,0 21,0 21,405 7,405 8,255">
            <text:p/>
          </draw:polygon>
          <draw:polygon draw:style-name="gr25" draw:layer="layout" svg:width="0.02cm" svg:height="0.404cm" svg:x="1.371cm" svg:y="1.331cm" svg:viewBox="0 0 21 405" draw:points="0,405 0,0 21,0 21,405">
            <text:p/>
          </draw:polygon>
          <draw:polygon draw:style-name="gr26" draw:layer="layout" svg:width="0.02cm" svg:height="0.404cm" svg:x="1.381cm" svg:y="1.331cm" svg:viewBox="0 0 21 405" draw:points="0,405 0,0 21,0 21,405">
            <text:p/>
          </draw:polygon>
          <draw:polygon draw:style-name="gr27" draw:layer="layout" svg:width="0.02cm" svg:height="0.404cm" svg:x="1.392cm" svg:y="1.331cm" svg:viewBox="0 0 21 405" draw:points="0,405 0,0 21,0 21,405">
            <text:p/>
          </draw:polygon>
          <draw:polygon draw:style-name="gr28" draw:layer="layout" svg:width="0.02cm" svg:height="0.404cm" svg:x="1.402cm" svg:y="1.331cm" svg:viewBox="0 0 21 405" draw:points="0,405 0,0 21,0 21,405">
            <text:p/>
          </draw:polygon>
          <draw:polygon draw:style-name="gr29" draw:layer="layout" svg:width="0.02cm" svg:height="0.404cm" svg:x="1.412cm" svg:y="1.331cm" svg:viewBox="0 0 21 405" draw:points="0,405 0,0 21,0 21,405">
            <text:p/>
          </draw:polygon>
          <draw:polygon draw:style-name="gr30" draw:layer="layout" svg:width="0.02cm" svg:height="0.404cm" svg:x="1.422cm" svg:y="1.331cm" svg:viewBox="0 0 21 405" draw:points="0,405 0,0 21,0 21,405">
            <text:p/>
          </draw:polygon>
          <draw:polygon draw:style-name="gr31" draw:layer="layout" svg:width="0.02cm" svg:height="0.404cm" svg:x="1.432cm" svg:y="1.331cm" svg:viewBox="0 0 21 405" draw:points="0,405 0,0 21,0 21,405">
            <text:p/>
          </draw:polygon>
          <draw:polygon draw:style-name="gr32" draw:layer="layout" svg:width="0.02cm" svg:height="0.404cm" svg:x="1.442cm" svg:y="1.331cm" svg:viewBox="0 0 21 405" draw:points="0,405 0,0 21,0 21,405">
            <text:p/>
          </draw:polygon>
          <draw:polygon draw:style-name="gr33" draw:layer="layout" svg:width="0.02cm" svg:height="0.404cm" svg:x="1.453cm" svg:y="1.331cm" svg:viewBox="0 0 21 405" draw:points="0,405 0,0 21,0 21,405">
            <text:p/>
          </draw:polygon>
          <draw:polygon draw:style-name="gr34" draw:layer="layout" svg:width="0.021cm" svg:height="0.404cm" svg:x="1.463cm" svg:y="1.331cm" svg:viewBox="0 0 22 405" draw:points="0,405 0,0 22,0 22,405">
            <text:p/>
          </draw:polygon>
          <draw:polygon draw:style-name="gr35" draw:layer="layout" svg:width="0.02cm" svg:height="0.404cm" svg:x="1.473cm" svg:y="1.331cm" svg:viewBox="0 0 21 405" draw:points="0,405 0,0 21,0 21,405">
            <text:p/>
          </draw:polygon>
          <draw:polygon draw:style-name="gr36" draw:layer="layout" svg:width="0.02cm" svg:height="0.404cm" svg:x="1.483cm" svg:y="1.331cm" svg:viewBox="0 0 21 405" draw:points="0,405 0,0 21,0 21,405">
            <text:p/>
          </draw:polygon>
          <draw:polygon draw:style-name="gr37" draw:layer="layout" svg:width="0.02cm" svg:height="0.404cm" svg:x="1.493cm" svg:y="1.331cm" svg:viewBox="0 0 21 405" draw:points="0,405 0,0 21,0 21,405">
            <text:p/>
          </draw:polygon>
          <draw:polygon draw:style-name="gr38" draw:layer="layout" svg:width="0.02cm" svg:height="0.404cm" svg:x="1.504cm" svg:y="1.331cm" svg:viewBox="0 0 21 405" draw:points="0,405 0,0 21,0 21,405">
            <text:p/>
          </draw:polygon>
          <draw:polygon draw:style-name="gr39" draw:layer="layout" svg:width="0.02cm" svg:height="0.404cm" svg:x="1.514cm" svg:y="1.331cm" svg:viewBox="0 0 21 405" draw:points="0,405 0,0 14,0 14,1 21,1 21,405">
            <text:p/>
          </draw:polygon>
          <draw:polygon draw:style-name="gr40" draw:layer="layout" svg:width="0.02cm" svg:height="0.404cm" svg:x="1.524cm" svg:y="1.331cm" svg:viewBox="0 0 21 405" draw:points="0,405 0,0 4,0 4,1 21,1 21,405">
            <text:p/>
          </draw:polygon>
          <draw:path draw:style-name="gr41" draw:layer="layout" svg:width="0.02cm" svg:height="0.573cm" svg:x="1.534cm" svg:y="1.247cm" svg:viewBox="0 0 21 574" svg:d="m0 488v-403h21v403h-21l21-488v3h-4l4-3zm0 566v8l-7-8z">
            <text:p/>
          </draw:path>
          <draw:path draw:style-name="gr42" draw:layer="layout" svg:width="0.02cm" svg:height="0.593cm" svg:x="1.544cm" svg:y="1.237cm" svg:viewBox="0 0 21 594" svg:d="m0 498v-403h21v403h-21l21-498v13h-15l15-13zm0 576v18l-18-18z">
            <text:p/>
          </draw:path>
          <draw:path draw:style-name="gr43" draw:layer="layout" svg:width="0.02cm" svg:height="0.614cm" svg:x="1.554cm" svg:y="1.226cm" svg:viewBox="0 0 21 615" svg:d="m0 594v-7h21v28l-21-21v-85-404h21v404h-21zm0-485v-4l21-20v24z">
            <text:p/>
          </draw:path>
          <draw:path draw:style-name="gr44" draw:layer="layout" svg:width="0.021cm" svg:height="0.634cm" svg:x="1.565cm" svg:y="1.216cm" svg:viewBox="0 0 22 635" svg:d="m0 614v-17h22v38l-22-21v-95-404h22v404h-22zm0-485v-14l22-20v34z">
            <text:p/>
          </draw:path>
          <draw:path draw:style-name="gr45" draw:layer="layout" svg:width="0.021cm" svg:height="0.656cm" svg:x="1.575cm" svg:y="1.205cm" svg:viewBox="0 0 22 657" svg:d="m0 636v-28h22v49l-22-21v-106-404h22v404h-22zm0-485v-25l22-20v45z">
            <text:p/>
          </draw:path>
          <draw:polygon draw:style-name="gr46" draw:layer="layout" svg:width="0.02cm" svg:height="0.677cm" svg:x="1.585cm" svg:y="1.195cm" svg:viewBox="0 0 21 678" draw:points="0,656 0,619 19,619 19,540 0,540 0,137 17,137 17,55 0,55 0,21 21,0 21,678">
            <text:p/>
          </draw:polygon>
          <draw:polygon draw:style-name="gr47" draw:layer="layout" svg:width="0.02cm" svg:height="0.697cm" svg:x="1.595cm" svg:y="1.185cm" svg:viewBox="0 0 21 698" draw:points="0,677 0,629 9,629 9,550 0,550 0,147 7,147 7,65 0,65 0,20 21,0 21,698">
            <text:p/>
          </draw:polygon>
          <draw:polygon draw:style-name="gr48" draw:layer="layout" svg:width="0.02cm" svg:height="0.718cm" svg:x="1.606cm" svg:y="1.175cm" svg:viewBox="0 0 21 719" draw:points="0,698 0,20 21,0 21,719">
            <text:p/>
          </draw:polygon>
          <draw:polygon draw:style-name="gr49" draw:layer="layout" svg:width="0.02cm" svg:height="0.739cm" svg:x="1.616cm" svg:y="1.164cm" svg:viewBox="0 0 21 740" draw:points="0,719 0,21 21,0 21,740">
            <text:p/>
          </draw:polygon>
          <draw:polygon draw:style-name="gr50" draw:layer="layout" svg:width="0.02cm" svg:height="0.759cm" svg:x="1.626cm" svg:y="1.154cm" svg:viewBox="0 0 21 760" draw:points="0,739 0,20 21,0 21,760">
            <text:p/>
          </draw:polygon>
          <draw:polygon draw:style-name="gr51" draw:layer="layout" svg:width="0.02cm" svg:height="0.779cm" svg:x="1.636cm" svg:y="1.143cm" svg:viewBox="0 0 21 780" draw:points="0,759 0,20 21,0 21,780">
            <text:p/>
          </draw:polygon>
          <draw:polygon draw:style-name="gr52" draw:layer="layout" svg:width="0.02cm" svg:height="0.785cm" svg:x="1.646cm" svg:y="1.14cm" svg:viewBox="0 0 21 786" draw:points="0,773 0,14 14,0 21,6 21,777 11,786">
            <text:p/>
          </draw:polygon>
          <draw:polygon draw:style-name="gr53" draw:layer="layout" svg:width="0.01cm" svg:height="0.785cm" svg:x="1.656cm" svg:y="1.14cm" svg:viewBox="0 0 11 786" draw:points="0,784 0,3 4,0 11,6 11,777 1,786">
            <text:p/>
          </draw:polygon>
          <draw:polygon draw:style-name="gr8" draw:layer="layout" svg:width="0.016cm" svg:height="0.031cm" svg:x="2.149cm" svg:y="1.522cm" svg:viewBox="0 0 17 32" draw:points="0,32 0,0 17,16">
            <text:p/>
          </draw:polygon>
          <draw:polygon draw:style-name="gr9" draw:layer="layout" svg:width="0.02cm" svg:height="0.052cm" svg:x="2.139cm" svg:y="1.511cm" svg:viewBox="0 0 21 53" draw:points="21,21 21,32 0,53 0,0">
            <text:p/>
          </draw:polygon>
          <draw:polygon draw:style-name="gr10" draw:layer="layout" svg:width="0.021cm" svg:height="0.074cm" svg:x="2.128cm" svg:y="1.501cm" svg:viewBox="0 0 22 75" draw:points="22,22 22,53 0,75 0,0">
            <text:p/>
          </draw:polygon>
          <draw:polygon draw:style-name="gr11" draw:layer="layout" svg:width="0.022cm" svg:height="0.094cm" svg:x="2.118cm" svg:y="1.491cm" svg:viewBox="0 0 23 95" draw:points="23,20 23,73 0,95 0,0">
            <text:p/>
          </draw:polygon>
          <draw:polygon draw:style-name="gr12" draw:layer="layout" svg:width="0.02cm" svg:height="0.115cm" svg:x="2.108cm" svg:y="1.481cm" svg:viewBox="0 0 21 116" draw:points="21,20 21,94 0,116 0,0">
            <text:p/>
          </draw:polygon>
          <draw:polygon draw:style-name="gr13" draw:layer="layout" svg:width="0.02cm" svg:height="0.135cm" svg:x="2.097cm" svg:y="1.47cm" svg:viewBox="0 0 21 136" draw:points="21,20 21,115 0,136 0,0">
            <text:p/>
          </draw:polygon>
          <draw:polygon draw:style-name="gr14" draw:layer="layout" svg:width="0.02cm" svg:height="0.155cm" svg:x="2.087cm" svg:y="1.46cm" svg:viewBox="0 0 21 156" draw:points="21,20 21,135 0,156 0,0">
            <text:p/>
          </draw:polygon>
          <draw:polygon draw:style-name="gr15" draw:layer="layout" svg:width="0.02cm" svg:height="0.176cm" svg:x="2.078cm" svg:y="1.449cm" svg:viewBox="0 0 21 177" draw:points="21,20 21,156 0,177 0,0">
            <text:p/>
          </draw:polygon>
          <draw:polygon draw:style-name="gr16" draw:layer="layout" svg:width="0.021cm" svg:height="0.197cm" svg:x="2.067cm" svg:y="1.439cm" svg:viewBox="0 0 22 198" draw:points="22,21 22,177 0,198 0,0">
            <text:p/>
          </draw:polygon>
          <draw:polygon draw:style-name="gr17" draw:layer="layout" svg:width="0.021cm" svg:height="0.218cm" svg:x="2.057cm" svg:y="1.428cm" svg:viewBox="0 0 22 219" draw:points="22,21 22,198 0,219 0,0">
            <text:p/>
          </draw:polygon>
          <draw:polygon draw:style-name="gr18" draw:layer="layout" svg:width="0.02cm" svg:height="0.221cm" svg:x="2.046cm" svg:y="1.427cm" svg:viewBox="0 0 21 222" draw:points="21,11 21,209 9,222 9,165 0,165 0,51 9,51 9,0">
            <text:p/>
          </draw:polygon>
          <draw:polygon draw:style-name="gr19" draw:layer="layout" svg:width="0.02cm" svg:height="0.221cm" svg:x="2.036cm" svg:y="1.427cm" svg:viewBox="0 0 21 222" draw:points="21,1 21,219 19,222 19,165 0,165 0,51 19,51 19,0">
            <text:p/>
          </draw:polygon>
          <draw:polygon draw:style-name="gr20" draw:layer="layout" svg:width="0.02cm" svg:height="0.113cm" svg:x="2.026cm" svg:y="1.479cm" svg:viewBox="0 0 21 114" draw:points="21,0 21,114 0,114 0,0">
            <text:p/>
          </draw:polygon>
          <draw:polygon draw:style-name="gr21" draw:layer="layout" svg:width="0.02cm" svg:height="0.113cm" svg:x="2.016cm" svg:y="1.479cm" svg:viewBox="0 0 21 114" draw:points="21,0 21,114 0,114 0,0">
            <text:p/>
          </draw:polygon>
          <draw:polygon draw:style-name="gr22" draw:layer="layout" svg:width="0.021cm" svg:height="0.113cm" svg:x="2.005cm" svg:y="1.479cm" svg:viewBox="0 0 22 114" draw:points="22,0 22,114 0,114 0,0">
            <text:p/>
          </draw:polygon>
          <draw:polygon draw:style-name="gr23" draw:layer="layout" svg:width="0.021cm" svg:height="0.113cm" svg:x="1.995cm" svg:y="1.479cm" svg:viewBox="0 0 22 114" draw:points="22,0 22,114 0,114 0,0">
            <text:p/>
          </draw:polygon>
          <draw:polygon draw:style-name="gr23" draw:layer="layout" svg:width="0.02cm" svg:height="0.113cm" svg:x="1.985cm" svg:y="1.479cm" svg:viewBox="0 0 21 114" draw:points="21,0 21,114 0,114 0,0">
            <text:p/>
          </draw:polygon>
          <draw:polygon draw:style-name="gr23" draw:layer="layout" svg:width="0.021cm" svg:height="0.113cm" svg:x="1.974cm" svg:y="1.479cm" svg:viewBox="0 0 22 114" draw:points="22,0 22,114 0,114 0,0">
            <text:p/>
          </draw:polygon>
          <draw:polygon draw:style-name="gr23" draw:layer="layout" svg:width="0.021cm" svg:height="0.113cm" svg:x="1.964cm" svg:y="1.479cm" svg:viewBox="0 0 22 114" draw:points="22,0 22,114 0,114 0,0">
            <text:p/>
          </draw:polygon>
          <draw:polygon draw:style-name="gr24" draw:layer="layout" svg:width="0.02cm" svg:height="0.404cm" svg:x="1.954cm" svg:y="1.33cm" svg:viewBox="0 0 21 405" draw:points="21,149 21,263 4,263 4,405 0,405 0,0 1,0 1,1 1,149">
            <text:p/>
          </draw:polygon>
          <draw:polygon draw:style-name="gr25" draw:layer="layout" svg:width="0.02cm" svg:height="0.404cm" svg:x="1.944cm" svg:y="1.33cm" svg:viewBox="0 0 21 405" draw:points="21,149 21,263 14,263 14,405 0,405 0,0 11,0 11,1 11,149">
            <text:p/>
          </draw:polygon>
          <draw:polygon draw:style-name="gr26" draw:layer="layout" svg:width="0.021cm" svg:height="0.404cm" svg:x="1.933cm" svg:y="1.33cm" svg:viewBox="0 0 22 405" draw:points="22,0 22,405 0,405 0,0">
            <text:p/>
          </draw:polygon>
          <draw:polygon draw:style-name="gr27" draw:layer="layout" svg:width="0.021cm" svg:height="0.404cm" svg:x="1.923cm" svg:y="1.33cm" svg:viewBox="0 0 22 405" draw:points="22,0 22,405 0,405 0,0">
            <text:p/>
          </draw:polygon>
          <draw:polygon draw:style-name="gr28" draw:layer="layout" svg:width="0.02cm" svg:height="0.404cm" svg:x="1.913cm" svg:y="1.33cm" svg:viewBox="0 0 21 405" draw:points="21,0 21,405 2,405 0,405 0,0 5,0">
            <text:p/>
          </draw:polygon>
          <draw:polygon draw:style-name="gr29" draw:layer="layout" svg:width="0.02cm" svg:height="0.404cm" svg:x="1.903cm" svg:y="1.33cm" svg:viewBox="0 0 21 405" draw:points="21,0 21,405 13,405 0,405 0,0 16,0">
            <text:p/>
          </draw:polygon>
          <draw:polygon draw:style-name="gr30" draw:layer="layout" svg:width="0.02cm" svg:height="0.404cm" svg:x="1.893cm" svg:y="1.33cm" svg:viewBox="0 0 21 405" draw:points="21,0 21,405 0,405 0,0">
            <text:p/>
          </draw:polygon>
          <draw:polygon draw:style-name="gr31" draw:layer="layout" svg:width="0.02cm" svg:height="0.404cm" svg:x="1.882cm" svg:y="1.33cm" svg:viewBox="0 0 21 405" draw:points="21,0 21,405 0,405 0,0">
            <text:p/>
          </draw:polygon>
          <draw:polygon draw:style-name="gr32" draw:layer="layout" svg:width="0.021cm" svg:height="0.404cm" svg:x="1.872cm" svg:y="1.33cm" svg:viewBox="0 0 22 405" draw:points="22,0 22,405 0,405 0,0">
            <text:p/>
          </draw:polygon>
          <draw:polygon draw:style-name="gr33" draw:layer="layout" svg:width="0.021cm" svg:height="0.404cm" svg:x="1.861cm" svg:y="1.33cm" svg:viewBox="0 0 22 405" draw:points="22,0 22,405 0,405 0,0">
            <text:p/>
          </draw:polygon>
          <draw:polygon draw:style-name="gr34" draw:layer="layout" svg:width="0.02cm" svg:height="0.404cm" svg:x="1.851cm" svg:y="1.33cm" svg:viewBox="0 0 21 405" draw:points="21,0 21,405 0,405 0,0">
            <text:p/>
          </draw:polygon>
          <draw:polygon draw:style-name="gr35" draw:layer="layout" svg:width="0.02cm" svg:height="0.404cm" svg:x="1.841cm" svg:y="1.33cm" svg:viewBox="0 0 21 405" draw:points="21,0 21,405 10,405 0,405 0,0">
            <text:p/>
          </draw:polygon>
          <draw:polygon draw:style-name="gr36" draw:layer="layout" svg:width="0.02cm" svg:height="0.404cm" svg:x="1.831cm" svg:y="1.33cm" svg:viewBox="0 0 21 405" draw:points="21,0 21,405 0,405 0,0">
            <text:p/>
          </draw:polygon>
          <draw:polygon draw:style-name="gr37" draw:layer="layout" svg:width="0.02cm" svg:height="0.404cm" svg:x="1.821cm" svg:y="1.33cm" svg:viewBox="0 0 21 405" draw:points="21,0 21,405 0,405 0,0">
            <text:p/>
          </draw:polygon>
          <draw:polygon draw:style-name="gr38" draw:layer="layout" svg:width="0.021cm" svg:height="0.404cm" svg:x="1.81cm" svg:y="1.33cm" svg:viewBox="0 0 22 405" draw:points="22,0 22,405 0,405 0,0">
            <text:p/>
          </draw:polygon>
          <draw:polygon draw:style-name="gr39" draw:layer="layout" svg:width="0.021cm" svg:height="0.404cm" svg:x="1.8cm" svg:y="1.33cm" svg:viewBox="0 0 22 405" draw:points="22,0 22,405 0,405 0,0">
            <text:p/>
          </draw:polygon>
          <draw:polygon draw:style-name="gr40" draw:layer="layout" svg:width="0.021cm" svg:height="0.404cm" svg:x="1.789cm" svg:y="1.33cm" svg:viewBox="0 0 22 405" draw:points="22,0 22,405 0,405 0,0">
            <text:p/>
          </draw:polygon>
          <draw:polygon draw:style-name="gr41" draw:layer="layout" svg:width="0.021cm" svg:height="0.404cm" svg:x="1.779cm" svg:y="1.33cm" svg:viewBox="0 0 22 405" draw:points="22,0 22,405 0,405 0,0">
            <text:p/>
          </draw:polygon>
          <draw:polygon draw:style-name="gr42" draw:layer="layout" svg:width="0.021cm" svg:height="0.485cm" svg:x="1.768cm" svg:y="1.249cm" svg:viewBox="0 0 22 486" draw:points="22,81 22,486 0,486 0,81 22,81 0,2 0,0 2,2 0,2">
            <text:p/>
          </draw:polygon>
          <draw:path draw:style-name="gr43" draw:layer="layout" svg:width="0.02cm" svg:height="0.585cm" svg:x="1.759cm" svg:y="1.239cm" svg:viewBox="0 0 21 586" svg:d="m21 91v404h-21v-404h21l-21 495v-10h9l-9 10zm0-574v-12l12 12z">
            <text:p/>
          </draw:path>
          <draw:path draw:style-name="gr44" draw:layer="layout" svg:width="0.02cm" svg:height="0.606cm" svg:x="1.748cm" svg:y="1.228cm" svg:viewBox="0 0 21 607" svg:d="m21 20v2h-21v-22l21 20v81 405l-21-1v-404h21zm-21 506v-20h20z">
            <text:p/>
          </draw:path>
          <draw:path draw:style-name="gr45" draw:layer="layout" svg:width="0.021cm" svg:height="0.626cm" svg:x="1.738cm" svg:y="1.218cm" svg:viewBox="0 0 22 627" svg:d="m22 20v13h-22v-33l22 20v91 404h-22v-404h22zm0 486v9l-22 21v-30z">
            <text:p/>
          </draw:path>
          <draw:path draw:style-name="gr46" draw:layer="layout" svg:width="0.02cm" svg:height="0.648cm" svg:x="1.728cm" svg:y="1.207cm" svg:viewBox="0 0 21 649" svg:d="m21 21v23h-21v-44l21 21v101 404h-21v-404h21zm0 486v20l-21 21v-41z">
            <text:p/>
          </draw:path>
          <draw:path draw:style-name="gr47" draw:layer="layout" svg:width="0.02cm" svg:height="0.668cm" svg:x="1.718cm" svg:y="1.197cm" svg:viewBox="0 0 21 669" svg:d="m21 20v34h-21v-54l21 20v112 404l-21-1v-403h21zm0 486v30l-21 21v-51z">
            <text:p/>
          </draw:path>
          <draw:polygon draw:style-name="gr48" draw:layer="layout" svg:width="0.021cm" svg:height="0.689cm" svg:x="1.707cm" svg:y="1.186cm" svg:viewBox="0 0 22 690" draw:points="22,20 22,64 7,64 7,143 22,143 22,547 10,546 10,628 22,628 22,669 0,690 0,0">
            <text:p/>
          </draw:polygon>
          <draw:polygon draw:style-name="gr49" draw:layer="layout" svg:width="0.021cm" svg:height="0.709cm" svg:x="1.697cm" svg:y="1.176cm" svg:viewBox="0 0 22 710" draw:points="22,20 22,74 18,74 18,153 22,153 22,556 21,556 21,638 22,638 22,689 0,710 0,0">
            <text:p/>
          </draw:polygon>
          <draw:polygon draw:style-name="gr50" draw:layer="layout" svg:width="0.02cm" svg:height="0.73cm" svg:x="1.686cm" svg:y="1.166cm" svg:viewBox="0 0 21 731" draw:points="21,20 21,710 0,731 0,0">
            <text:p/>
          </draw:polygon>
          <draw:polygon draw:style-name="gr51" draw:layer="layout" svg:width="0.02cm" svg:height="0.751cm" svg:x="1.676cm" svg:y="1.156cm" svg:viewBox="0 0 21 752" draw:points="21,20 21,730 0,752 0,0">
            <text:p/>
          </draw:polygon>
          <draw:polygon draw:style-name="gr52" draw:layer="layout" svg:width="0.02cm" svg:height="0.771cm" svg:x="1.666cm" svg:y="1.145cm" svg:viewBox="0 0 21 772" draw:points="21,21 21,751 0,772 0,0">
            <text:p/>
          </draw:polygon>
          <draw:polygon draw:style-name="gr53" draw:layer="layout" svg:width="0.01cm" svg:height="0.771cm" svg:x="1.666cm" svg:y="1.145cm" svg:viewBox="0 0 11 772" draw:points="11,10 11,762 0,772 0,0">
            <text:p/>
          </draw:polygon>
          <draw:polygon draw:style-name="gr7" draw:layer="layout" svg:width="0.02cm" svg:height="0.009cm" svg:x="1.651cm" svg:y="1.14cm" svg:viewBox="0 0 21 10" draw:points="21,10 0,10 10,0">
            <text:p/>
          </draw:polygon>
          <draw:polygon draw:style-name="gr8" draw:layer="layout" svg:width="0.035cm" svg:height="0.015cm" svg:x="1.643cm" svg:y="1.142cm" svg:viewBox="0 0 36 16" draw:points="15,0 20,0 36,16 0,16">
            <text:p/>
          </draw:polygon>
          <draw:polygon draw:style-name="gr9" draw:layer="layout" svg:width="0.05cm" svg:height="0.016cm" svg:x="1.636cm" svg:y="1.149cm" svg:viewBox="0 0 51 17" draw:points="15,0 35,0 51,17 0,17">
            <text:p/>
          </draw:polygon>
          <draw:polygon draw:style-name="gr10" draw:layer="layout" svg:width="0.066cm" svg:height="0.016cm" svg:x="1.628cm" svg:y="1.157cm" svg:viewBox="0 0 67 17" draw:points="15,0 51,0 67,17 0,17">
            <text:p/>
          </draw:polygon>
          <draw:polygon draw:style-name="gr11" draw:layer="layout" svg:width="0.082cm" svg:height="0.016cm" svg:x="1.619cm" svg:y="1.165cm" svg:viewBox="0 0 83 17" draw:points="16,0 67,0 83,17 0,17">
            <text:p/>
          </draw:polygon>
          <draw:polygon draw:style-name="gr12" draw:layer="layout" svg:width="0.096cm" svg:height="0.015cm" svg:x="1.612cm" svg:y="1.173cm" svg:viewBox="0 0 97 16" draw:points="15,0 81,0 97,16 0,16">
            <text:p/>
          </draw:polygon>
          <draw:polygon draw:style-name="gr13" draw:layer="layout" svg:width="0.113cm" svg:height="0.016cm" svg:x="1.604cm" svg:y="1.181cm" svg:viewBox="0 0 114 17" draw:points="15,0 98,0 114,17 0,17">
            <text:p/>
          </draw:polygon>
          <draw:polygon draw:style-name="gr14" draw:layer="layout" svg:width="0.129cm" svg:height="0.016cm" svg:x="1.596cm" svg:y="1.189cm" svg:viewBox="0 0 130 17" draw:points="16,0 113,0 130,17 0,17">
            <text:p/>
          </draw:polygon>
          <draw:polygon draw:style-name="gr15" draw:layer="layout" svg:width="0.144cm" svg:height="0.015cm" svg:x="1.588cm" svg:y="1.197cm" svg:viewBox="0 0 145 16" draw:points="15,0 129,0 145,16 0,16">
            <text:p/>
          </draw:polygon>
          <draw:polygon draw:style-name="gr16" draw:layer="layout" svg:width="0.159cm" svg:height="0.015cm" svg:x="1.581cm" svg:y="1.205cm" svg:viewBox="0 0 160 16" draw:points="15,0 144,0 160,16 0,16">
            <text:p/>
          </draw:polygon>
          <draw:polygon draw:style-name="gr17" draw:layer="layout" svg:width="0.175cm" svg:height="0.016cm" svg:x="1.573cm" svg:y="1.212cm" svg:viewBox="0 0 176 17" draw:points="15,0 160,0 176,17 0,17">
            <text:p/>
          </draw:polygon>
          <draw:polygon draw:style-name="gr18" draw:layer="layout" svg:width="0.191cm" svg:height="0.016cm" svg:x="1.565cm" svg:y="1.22cm" svg:viewBox="0 0 192 17" draw:points="16,0 176,0 192,17 0,17">
            <text:p/>
          </draw:polygon>
          <draw:polygon draw:style-name="gr19" draw:layer="layout" svg:width="0.205cm" svg:height="0.016cm" svg:x="1.558cm" svg:y="1.228cm" svg:viewBox="0 0 206 17" draw:points="14,0 190,0 206,17 0,17">
            <text:p/>
          </draw:polygon>
          <draw:polygon draw:style-name="gr20" draw:layer="layout" svg:width="0.22cm" svg:height="0.015cm" svg:x="1.551cm" svg:y="1.236cm" svg:viewBox="0 0 221 16" draw:points="14,0 206,0 221,16 164,16 51,16 51,15 0,15">
            <text:p/>
          </draw:polygon>
          <draw:polygon draw:style-name="gr21" draw:layer="layout" svg:width="0.22cm" svg:height="0.015cm" svg:x="1.551cm" svg:y="1.243cm" svg:viewBox="0 0 221 16" draw:points="7,0 213,0 221,8 164,8 164,16 51,16 51,7 0,7">
            <text:p/>
          </draw:polygon>
          <draw:polygon draw:style-name="gr22" draw:layer="layout" svg:width="0.112cm" svg:height="0.016cm" svg:x="1.602cm" svg:y="1.251cm" svg:viewBox="0 0 113 17" draw:points="0,0 113,0 113,17 0,17">
            <text:p/>
          </draw:polygon>
          <draw:polygon draw:style-name="gr23" draw:layer="layout" svg:width="0.112cm" svg:height="0.016cm" svg:x="1.602cm" svg:y="1.258cm" svg:viewBox="0 0 113 17" draw:points="0,0 113,0 113,17 0,17">
            <text:p/>
          </draw:polygon>
          <draw:polygon draw:style-name="gr23" draw:layer="layout" svg:width="0.112cm" svg:height="0.016cm" svg:x="1.602cm" svg:y="1.267cm" svg:viewBox="0 0 113 17" draw:points="0,0 113,0 113,17 0,17">
            <text:p/>
          </draw:polygon>
          <draw:polygon draw:style-name="gr23" draw:layer="layout" svg:width="0.112cm" svg:height="0.016cm" svg:x="1.602cm" svg:y="1.275cm" svg:viewBox="0 0 113 17" draw:points="0,0 113,0 113,17 0,17">
            <text:p/>
          </draw:polygon>
          <draw:polygon draw:style-name="gr23" draw:layer="layout" svg:width="0.112cm" svg:height="0.016cm" svg:x="1.602cm" svg:y="1.282cm" svg:viewBox="0 0 113 17" draw:points="0,0 113,0 113,17 0,17">
            <text:p/>
          </draw:polygon>
          <draw:polygon draw:style-name="gr24" draw:layer="layout" svg:width="0.112cm" svg:height="0.015cm" svg:x="1.602cm" svg:y="1.29cm" svg:viewBox="0 0 113 16" draw:points="0,0 113,0 113,16 0,16">
            <text:p/>
          </draw:polygon>
          <draw:polygon draw:style-name="gr25" draw:layer="layout" svg:width="0.112cm" svg:height="0.015cm" svg:x="1.602cm" svg:y="1.298cm" svg:viewBox="0 0 113 16" draw:points="0,0 113,0 113,16 0,16">
            <text:p/>
          </draw:polygon>
          <draw:polygon draw:style-name="gr26" draw:layer="layout" svg:width="0.112cm" svg:height="0.016cm" svg:x="1.602cm" svg:y="1.306cm" svg:viewBox="0 0 113 17" draw:points="0,0 113,0 113,17 0,17">
            <text:p/>
          </draw:polygon>
          <draw:polygon draw:style-name="gr27" draw:layer="layout" svg:width="0.112cm" svg:height="0.016cm" svg:x="1.602cm" svg:y="1.313cm" svg:viewBox="0 0 113 17" draw:points="0,0 113,0 113,17 0,17">
            <text:p/>
          </draw:polygon>
          <draw:polygon draw:style-name="gr28" draw:layer="layout" svg:width="0.509cm" svg:height="0.016cm" svg:x="1.414cm" svg:y="1.321cm" svg:viewBox="0 0 510 17" draw:points="188,0 300,0 300,8 505,8 510,8 499,17 7,17 0,10 114,10 114,11 188,11">
            <text:p/>
          </draw:polygon>
          <draw:polygon draw:style-name="gr29" draw:layer="layout" svg:width="0.509cm" svg:height="0.016cm" svg:x="1.414cm" svg:y="1.329cm" svg:viewBox="0 0 510 17" draw:points="188,0 300,0 300,0 505,0 510,0 489,17 18,17 0,2 114,2 114,3 188,3">
            <text:p/>
          </draw:polygon>
          <draw:polygon draw:style-name="gr30" draw:layer="layout" svg:width="0.491cm" svg:height="0.015cm" svg:x="1.422cm" svg:y="1.337cm" svg:viewBox="0 0 492 16" draw:points="0,0 492,0 471,16 20,16">
            <text:p/>
          </draw:polygon>
          <draw:polygon draw:style-name="gr31" draw:layer="layout" svg:width="0.47cm" svg:height="0.015cm" svg:x="1.432cm" svg:y="1.345cm" svg:viewBox="0 0 471 16" draw:points="0,0 471,0 450,16 20,16">
            <text:p/>
          </draw:polygon>
          <draw:polygon draw:style-name="gr32" draw:layer="layout" svg:width="0.45cm" svg:height="0.016cm" svg:x="1.442cm" svg:y="1.352cm" svg:viewBox="0 0 451 17" draw:points="0,0 451,0 430,17 20,17">
            <text:p/>
          </draw:polygon>
          <draw:polygon draw:style-name="gr33" draw:layer="layout" svg:width="0.429cm" svg:height="0.016cm" svg:x="1.453cm" svg:y="1.36cm" svg:viewBox="0 0 430 17" draw:points="0,0 430,0 409,17 20,17">
            <text:p/>
          </draw:polygon>
          <draw:polygon draw:style-name="gr34" draw:layer="layout" svg:width="0.409cm" svg:height="0.015cm" svg:x="1.463cm" svg:y="1.368cm" svg:viewBox="0 0 410 16" draw:points="0,0 410,0 388,16 20,16">
            <text:p/>
          </draw:polygon>
          <draw:polygon draw:style-name="gr35" draw:layer="layout" svg:width="0.388cm" svg:height="0.016cm" svg:x="1.473cm" svg:y="1.376cm" svg:viewBox="0 0 389 17" draw:points="0,0 389,0 368,17 20,17">
            <text:p/>
          </draw:polygon>
          <draw:polygon draw:style-name="gr36" draw:layer="layout" svg:width="0.368cm" svg:height="0.016cm" svg:x="1.483cm" svg:y="1.384cm" svg:viewBox="0 0 369 17" draw:points="0,0 369,0 348,17 20,17">
            <text:p/>
          </draw:polygon>
          <draw:polygon draw:style-name="gr37" draw:layer="layout" svg:width="0.348cm" svg:height="0.015cm" svg:x="1.493cm" svg:y="1.392cm" svg:viewBox="0 0 349 16" draw:points="0,0 349,0 327,16 20,16">
            <text:p/>
          </draw:polygon>
          <draw:polygon draw:style-name="gr38" draw:layer="layout" svg:width="0.327cm" svg:height="0.016cm" svg:x="1.503cm" svg:y="1.4cm" svg:viewBox="0 0 328 17" draw:points="0,0 328,0 306,17 20,17">
            <text:p/>
          </draw:polygon>
          <draw:polygon draw:style-name="gr39" draw:layer="layout" svg:width="0.306cm" svg:height="0.016cm" svg:x="1.513cm" svg:y="1.407cm" svg:viewBox="0 0 307 17" draw:points="0,0 307,0 286,17 20,17">
            <text:p/>
          </draw:polygon>
          <draw:polygon draw:style-name="gr40" draw:layer="layout" svg:width="0.286cm" svg:height="0.016cm" svg:x="1.523cm" svg:y="1.415cm" svg:viewBox="0 0 287 17" draw:points="0,0 287,0 266,17 20,17">
            <text:p/>
          </draw:polygon>
          <draw:polygon draw:style-name="gr41" draw:layer="layout" svg:width="0.265cm" svg:height="0.015cm" svg:x="1.533cm" svg:y="1.423cm" svg:viewBox="0 0 266 16" draw:points="0,0 266,0 245,16 19,16">
            <text:p/>
          </draw:polygon>
          <draw:polygon draw:style-name="gr42" draw:layer="layout" svg:width="0.246cm" svg:height="0.015cm" svg:x="1.543cm" svg:y="1.431cm" svg:viewBox="0 0 247 16" draw:points="0,0 247,0 226,16 20,16">
            <text:p/>
          </draw:polygon>
          <draw:polygon draw:style-name="gr43" draw:layer="layout" svg:width="0.225cm" svg:height="0.015cm" svg:x="1.553cm" svg:y="1.438cm" svg:viewBox="0 0 226 16" draw:points="0,0 226,0 205,16 20,16">
            <text:p/>
          </draw:polygon>
          <draw:polygon draw:style-name="gr44" draw:layer="layout" svg:width="0.205cm" svg:height="0.016cm" svg:x="1.563cm" svg:y="1.446cm" svg:viewBox="0 0 206 17" draw:points="0,0 206,0 185,17 20,17">
            <text:p/>
          </draw:polygon>
          <draw:polygon draw:style-name="gr45" draw:layer="layout" svg:width="0.185cm" svg:height="0.016cm" svg:x="1.573cm" svg:y="1.453cm" svg:viewBox="0 0 186 17" draw:points="0,0 186,0 165,17 20,17">
            <text:p/>
          </draw:polygon>
          <draw:polygon draw:style-name="gr46" draw:layer="layout" svg:width="0.164cm" svg:height="0.015cm" svg:x="1.584cm" svg:y="1.462cm" svg:viewBox="0 0 165 16" draw:points="0,0 165,0 144,16 19,16">
            <text:p/>
          </draw:polygon>
          <draw:polygon draw:style-name="gr47" draw:layer="layout" svg:width="0.144cm" svg:height="0.015cm" svg:x="1.593cm" svg:y="1.47cm" svg:viewBox="0 0 145 16" draw:points="0,0 145,0 123,16 20,16">
            <text:p/>
          </draw:polygon>
          <draw:polygon draw:style-name="gr48" draw:layer="layout" svg:width="0.123cm" svg:height="0.016cm" svg:x="1.603cm" svg:y="1.477cm" svg:viewBox="0 0 124 17" draw:points="0,0 124,0 103,17 20,17">
            <text:p/>
          </draw:polygon>
          <draw:polygon draw:style-name="gr49" draw:layer="layout" svg:width="0.103cm" svg:height="0.016cm" svg:x="1.614cm" svg:y="1.485cm" svg:viewBox="0 0 104 17" draw:points="0,0 104,0 83,17 20,17">
            <text:p/>
          </draw:polygon>
          <draw:polygon draw:style-name="gr50" draw:layer="layout" svg:width="0.083cm" svg:height="0.015cm" svg:x="1.624cm" svg:y="1.493cm" svg:viewBox="0 0 84 16" draw:points="0,0 84,0 62,16 20,16">
            <text:p/>
          </draw:polygon>
          <draw:polygon draw:style-name="gr51" draw:layer="layout" svg:width="0.062cm" svg:height="0.016cm" svg:x="1.634cm" svg:y="1.501cm" svg:viewBox="0 0 63 17" draw:points="0,0 63,0 41,17 20,17">
            <text:p/>
          </draw:polygon>
          <draw:polygon draw:style-name="gr52" draw:layer="layout" svg:width="0.041cm" svg:height="0.015cm" svg:x="1.644cm" svg:y="1.508cm" svg:viewBox="0 0 42 16" draw:points="0,0 42,0 20,16">
            <text:p/>
          </draw:polygon>
          <draw:polygon draw:style-name="gr53" draw:layer="layout" svg:width="0.021cm" svg:height="0.007cm" svg:x="1.654cm" svg:y="1.517cm" svg:viewBox="0 0 22 8" draw:points="0,0 22,0 10,8">
            <text:p/>
          </draw:polygon>
          <draw:polygon draw:style-name="gr7" draw:layer="layout" svg:width="0.018cm" svg:height="0.008cm" svg:x="1.649cm" svg:y="1.916cm" svg:viewBox="0 0 19 9" draw:points="0,0 19,0 9,9">
            <text:p/>
          </draw:polygon>
          <draw:polygon draw:style-name="gr8" draw:layer="layout" svg:width="0.034cm" svg:height="0.017cm" svg:x="1.641cm" svg:y="1.907cm" svg:viewBox="0 0 35 18" draw:points="17,18 16,18 0,0 35,0">
            <text:p/>
          </draw:polygon>
          <draw:polygon draw:style-name="gr9" draw:layer="layout" svg:width="0.05cm" svg:height="0.016cm" svg:x="1.633cm" svg:y="1.9cm" svg:viewBox="0 0 51 17" draw:points="34,17 16,17 0,0 51,0">
            <text:p/>
          </draw:polygon>
          <draw:polygon draw:style-name="gr10" draw:layer="layout" svg:width="0.066cm" svg:height="0.016cm" svg:x="1.625cm" svg:y="1.892cm" svg:viewBox="0 0 67 17" draw:points="50,17 16,17 0,0 67,0">
            <text:p/>
          </draw:polygon>
          <draw:polygon draw:style-name="gr11" draw:layer="layout" svg:width="0.082cm" svg:height="0.017cm" svg:x="1.617cm" svg:y="1.883cm" svg:viewBox="0 0 83 18" draw:points="67,18 16,18 0,0 83,0">
            <text:p/>
          </draw:polygon>
          <draw:polygon draw:style-name="gr12" draw:layer="layout" svg:width="0.099cm" svg:height="0.017cm" svg:x="1.608cm" svg:y="1.875cm" svg:viewBox="0 0 100 18" draw:points="83,18 16,18 0,0 100,0">
            <text:p/>
          </draw:polygon>
          <draw:polygon draw:style-name="gr13" draw:layer="layout" svg:width="0.115cm" svg:height="0.016cm" svg:x="1.6cm" svg:y="1.867cm" svg:viewBox="0 0 116 17" draw:points="98,17 16,17 0,0 116,0">
            <text:p/>
          </draw:polygon>
          <draw:polygon draw:style-name="gr14" draw:layer="layout" svg:width="0.131cm" svg:height="0.017cm" svg:x="1.592cm" svg:y="1.858cm" svg:viewBox="0 0 132 18" draw:points="115,18 16,18 0,0 132,0">
            <text:p/>
          </draw:polygon>
          <draw:polygon draw:style-name="gr15" draw:layer="layout" svg:width="0.148cm" svg:height="0.016cm" svg:x="1.584cm" svg:y="1.85cm" svg:viewBox="0 0 149 17" draw:points="132,17 16,17 0,0 149,0">
            <text:p/>
          </draw:polygon>
          <draw:polygon draw:style-name="gr16" draw:layer="layout" svg:width="0.164cm" svg:height="0.016cm" svg:x="1.576cm" svg:y="1.843cm" svg:viewBox="0 0 165 17" draw:points="148,17 16,17 0,0 165,0">
            <text:p/>
          </draw:polygon>
          <draw:polygon draw:style-name="gr17" draw:layer="layout" svg:width="0.18cm" svg:height="0.016cm" svg:x="1.568cm" svg:y="1.834cm" svg:viewBox="0 0 181 17" draw:points="164,17 16,17 0,0 181,0">
            <text:p/>
          </draw:polygon>
          <draw:polygon draw:style-name="gr18" draw:layer="layout" svg:width="0.197cm" svg:height="0.016cm" svg:x="1.559cm" svg:y="1.826cm" svg:viewBox="0 0 198 17" draw:points="182,17 16,17 0,0 198,0">
            <text:p/>
          </draw:polygon>
          <draw:polygon draw:style-name="gr19" draw:layer="layout" svg:width="0.213cm" svg:height="0.016cm" svg:x="1.552cm" svg:y="1.817cm" svg:viewBox="0 0 214 17" draw:points="197,17 16,17 0,0 214,0">
            <text:p/>
          </draw:polygon>
          <draw:polygon draw:style-name="gr20" draw:layer="layout" svg:width="0.22cm" svg:height="0.017cm" svg:x="1.548cm" svg:y="1.809cm" svg:viewBox="0 0 221 18" draw:points="208,18 11,18 0,3 56,3 56,0 170,0 170,5 221,5">
            <text:p/>
          </draw:polygon>
          <draw:polygon draw:style-name="gr21" draw:layer="layout" svg:width="0.22cm" svg:height="0.017cm" svg:x="1.548cm" svg:y="1.801cm" svg:viewBox="0 0 221 18" draw:points="217,18 4,18 0,13 56,13 56,0 170,0 170,14 221,14">
            <text:p/>
          </draw:polygon>
          <draw:polygon draw:style-name="gr22" draw:layer="layout" svg:width="0.113cm" svg:height="0.016cm" svg:x="1.604cm" svg:y="1.793cm" svg:viewBox="0 0 114 17" draw:points="114,17 0,17 0,0 114,0">
            <text:p/>
          </draw:polygon>
          <draw:polygon draw:style-name="gr23" draw:layer="layout" svg:width="0.113cm" svg:height="0.016cm" svg:x="1.604cm" svg:y="1.785cm" svg:viewBox="0 0 114 17" draw:points="114,17 0,17 0,0 114,0">
            <text:p/>
          </draw:polygon>
          <draw:polygon draw:style-name="gr23" draw:layer="layout" svg:width="0.113cm" svg:height="0.017cm" svg:x="1.604cm" svg:y="1.776cm" svg:viewBox="0 0 114 18" draw:points="114,18 0,18 0,0 114,0">
            <text:p/>
          </draw:polygon>
          <draw:polygon draw:style-name="gr23" draw:layer="layout" svg:width="0.113cm" svg:height="0.017cm" svg:x="1.604cm" svg:y="1.768cm" svg:viewBox="0 0 114 18" draw:points="114,18 0,18 0,0 114,0">
            <text:p/>
          </draw:polygon>
          <draw:polygon draw:style-name="gr23" draw:layer="layout" svg:width="0.113cm" svg:height="0.016cm" svg:x="1.604cm" svg:y="1.76cm" svg:viewBox="0 0 114 17" draw:points="114,17 0,17 0,0 114,0">
            <text:p/>
          </draw:polygon>
          <draw:polygon draw:style-name="gr24" draw:layer="layout" svg:width="0.113cm" svg:height="0.016cm" svg:x="1.604cm" svg:y="1.752cm" svg:viewBox="0 0 114 17" draw:points="114,17 0,17 0,0 114,0">
            <text:p/>
          </draw:polygon>
          <draw:polygon draw:style-name="gr25" draw:layer="layout" svg:width="0.113cm" svg:height="0.016cm" svg:x="1.604cm" svg:y="1.744cm" svg:viewBox="0 0 114 17" draw:points="114,17 0,17 0,0 114,0">
            <text:p/>
          </draw:polygon>
          <draw:polygon draw:style-name="gr26" draw:layer="layout" svg:width="0.113cm" svg:height="0.016cm" svg:x="1.604cm" svg:y="1.736cm" svg:viewBox="0 0 114 17" draw:points="114,17 0,17 0,0 114,0">
            <text:p/>
          </draw:polygon>
          <draw:polygon draw:style-name="gr27" draw:layer="layout" svg:width="0.528cm" svg:height="0.016cm" svg:x="1.402cm" svg:y="1.728cm" svg:viewBox="0 0 529 17" draw:points="315,17 202,17 202,7 0,7 9,0 521,0 529,5 513,5 449,5 315,4">
            <text:p/>
          </draw:polygon>
          <draw:polygon draw:style-name="gr28" draw:layer="layout" svg:width="0.528cm" svg:height="0.017cm" svg:x="1.402cm" svg:y="1.718cm" svg:viewBox="0 0 529 18" draw:points="315,18 202,18 202,17 0,17 19,0 511,0 529,15 513,15 449,15 315,14">
            <text:p/>
          </draw:polygon>
          <draw:polygon draw:style-name="gr29" draw:layer="layout" svg:width="0.511cm" svg:height="0.017cm" svg:x="1.412cm" svg:y="1.71cm" svg:viewBox="0 0 512 18" draw:points="512,18 0,18 20,0 491,0">
            <text:p/>
          </draw:polygon>
          <draw:polygon draw:style-name="gr30" draw:layer="layout" svg:width="0.491cm" svg:height="0.016cm" svg:x="1.422cm" svg:y="1.703cm" svg:viewBox="0 0 492 17" draw:points="492,17 0,17 20,0 471,0">
            <text:p/>
          </draw:polygon>
          <draw:polygon draw:style-name="gr31" draw:layer="layout" svg:width="0.47cm" svg:height="0.016cm" svg:x="1.432cm" svg:y="1.694cm" svg:viewBox="0 0 471 17" draw:points="471,17 0,17 20,0 450,0">
            <text:p/>
          </draw:polygon>
          <draw:polygon draw:style-name="gr32" draw:layer="layout" svg:width="0.45cm" svg:height="0.016cm" svg:x="1.442cm" svg:y="1.686cm" svg:viewBox="0 0 451 17" draw:points="451,17 0,17 20,0 430,0">
            <text:p/>
          </draw:polygon>
          <draw:polygon draw:style-name="gr33" draw:layer="layout" svg:width="0.429cm" svg:height="0.016cm" svg:x="1.453cm" svg:y="1.678cm" svg:viewBox="0 0 430 17" draw:points="430,17 0,17 20,0 409,0">
            <text:p/>
          </draw:polygon>
          <draw:polygon draw:style-name="gr34" draw:layer="layout" svg:width="0.409cm" svg:height="0.016cm" svg:x="1.463cm" svg:y="1.67cm" svg:viewBox="0 0 410 17" draw:points="410,17 0,17 20,0 389,0">
            <text:p/>
          </draw:polygon>
          <draw:polygon draw:style-name="gr35" draw:layer="layout" svg:width="0.389cm" svg:height="0.016cm" svg:x="1.473cm" svg:y="1.662cm" svg:viewBox="0 0 390 17" draw:points="390,17 0,17 21,0 369,0">
            <text:p/>
          </draw:polygon>
          <draw:polygon draw:style-name="gr36" draw:layer="layout" svg:width="0.368cm" svg:height="0.016cm" svg:x="1.483cm" svg:y="1.654cm" svg:viewBox="0 0 369 17" draw:points="369,17 0,17 20,0 348,0">
            <text:p/>
          </draw:polygon>
          <draw:polygon draw:style-name="gr37" draw:layer="layout" svg:width="0.347cm" svg:height="0.017cm" svg:x="1.494cm" svg:y="1.645cm" svg:viewBox="0 0 348 18" draw:points="348,18 0,18 20,0 327,0">
            <text:p/>
          </draw:polygon>
          <draw:polygon draw:style-name="gr38" draw:layer="layout" svg:width="0.327cm" svg:height="0.017cm" svg:x="1.504cm" svg:y="1.637cm" svg:viewBox="0 0 328 18" draw:points="328,18 0,18 20,0 307,0">
            <text:p/>
          </draw:polygon>
          <draw:polygon draw:style-name="gr39" draw:layer="layout" svg:width="0.306cm" svg:height="0.017cm" svg:x="1.515cm" svg:y="1.628cm" svg:viewBox="0 0 307 18" draw:points="307,18 0,18 21,0 287,0">
            <text:p/>
          </draw:polygon>
          <draw:polygon draw:style-name="gr40" draw:layer="layout" svg:width="0.286cm" svg:height="0.017cm" svg:x="1.525cm" svg:y="1.62cm" svg:viewBox="0 0 287 18" draw:points="287,18 0,18 20,0 266,0">
            <text:p/>
          </draw:polygon>
          <draw:polygon draw:style-name="gr41" draw:layer="layout" svg:width="0.266cm" svg:height="0.016cm" svg:x="1.536cm" svg:y="1.613cm" svg:viewBox="0 0 267 17" draw:points="267,17 0,17 20,0 246,0">
            <text:p/>
          </draw:polygon>
          <draw:polygon draw:style-name="gr42" draw:layer="layout" svg:width="0.246cm" svg:height="0.016cm" svg:x="1.545cm" svg:y="1.604cm" svg:viewBox="0 0 247 17" draw:points="247,17 0,17 20,0 226,0">
            <text:p/>
          </draw:polygon>
          <draw:polygon draw:style-name="gr43" draw:layer="layout" svg:width="0.225cm" svg:height="0.016cm" svg:x="1.556cm" svg:y="1.596cm" svg:viewBox="0 0 226 17" draw:points="226,17 0,17 20,0 205,0">
            <text:p/>
          </draw:polygon>
          <draw:polygon draw:style-name="gr44" draw:layer="layout" svg:width="0.205cm" svg:height="0.017cm" svg:x="1.566cm" svg:y="1.588cm" svg:viewBox="0 0 206 18" draw:points="206,18 0,18 21,0 185,0">
            <text:p/>
          </draw:polygon>
          <draw:polygon draw:style-name="gr45" draw:layer="layout" svg:width="0.185cm" svg:height="0.017cm" svg:x="1.576cm" svg:y="1.58cm" svg:viewBox="0 0 186 18" draw:points="186,18 0,18 20,0 165,0">
            <text:p/>
          </draw:polygon>
          <draw:polygon draw:style-name="gr46" draw:layer="layout" svg:width="0.163cm" svg:height="0.016cm" svg:x="1.587cm" svg:y="1.572cm" svg:viewBox="0 0 164 17" draw:points="164,17 0,17 20,0 143,0">
            <text:p/>
          </draw:polygon>
          <draw:polygon draw:style-name="gr47" draw:layer="layout" svg:width="0.143cm" svg:height="0.017cm" svg:x="1.597cm" svg:y="1.563cm" svg:viewBox="0 0 144 18" draw:points="144,18 0,18 21,0 123,0">
            <text:p/>
          </draw:polygon>
          <draw:polygon draw:style-name="gr48" draw:layer="layout" svg:width="0.123cm" svg:height="0.016cm" svg:x="1.607cm" svg:y="1.555cm" svg:viewBox="0 0 124 17" draw:points="124,17 0,17 21,0 104,0">
            <text:p/>
          </draw:polygon>
          <draw:polygon draw:style-name="gr49" draw:layer="layout" svg:width="0.102cm" svg:height="0.016cm" svg:x="1.618cm" svg:y="1.547cm" svg:viewBox="0 0 103 17" draw:points="103,17 0,17 20,0 82,0">
            <text:p/>
          </draw:polygon>
          <draw:polygon draw:style-name="gr50" draw:layer="layout" svg:width="0.082cm" svg:height="0.017cm" svg:x="1.628cm" svg:y="1.539cm" svg:viewBox="0 0 83 18" draw:points="83,18 0,18 20,0 62,0">
            <text:p/>
          </draw:polygon>
          <draw:polygon draw:style-name="gr51" draw:layer="layout" svg:width="0.062cm" svg:height="0.016cm" svg:x="1.638cm" svg:y="1.531cm" svg:viewBox="0 0 63 17" draw:points="63,17 0,17 21,0 41,0">
            <text:p/>
          </draw:polygon>
          <draw:polygon draw:style-name="gr52" draw:layer="layout" svg:width="0.042cm" svg:height="0.016cm" svg:x="1.648cm" svg:y="1.522cm" svg:viewBox="0 0 43 17" draw:points="43,17 0,17 21,0">
            <text:p/>
          </draw:polygon>
          <draw:polygon draw:style-name="gr53" draw:layer="layout" svg:width="0.02cm" svg:height="0.008cm" svg:x="1.659cm" svg:y="1.522cm" svg:viewBox="0 0 21 9" draw:points="21,9 0,9 1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Optical Services Router</dc:title>
    <meta:creation-date>2011-02-07T16:45:40</meta:creation-date>
    <meta:editing-duration>P0D</meta:editing-duration>
    <meta:editing-cycles>1</meta:editing-cycles>
    <meta:document-statistic meta:object-count="239"/>
    <meta:generator>OpenOffice.org/3.3$Linux OpenOffice.org_project/330m20$Build-9567</meta:generator>
  </office:meta>
</office:document-meta>
</file>